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" fo:font-size="12pt" style:font-size-asian="12pt" style:font-size-complex="12pt"/>
    </style:style>
    <style:style style:name="P2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25" style:family="paragraph" style:parent-style-name="Footnote">
      <style:text-properties style:font-name="Liberation Sans" officeooo:rsid="043ccc66" officeooo:paragraph-rsid="0e849f1d"/>
    </style:style>
    <style:style style:name="P26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2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" officeooo:paragraph-rsid="1015e93a"/>
    </style:style>
    <style:style style:name="P29" style:family="paragraph" style:parent-style-name="Footnote">
      <style:text-properties style:font-name="Liberation Sans" officeooo:paragraph-rsid="108c34c3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e1ebd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d72706e"/>
    </style:style>
    <style:style style:name="P52" style:family="paragraph" style:parent-style-name="Standard">
      <style:text-properties officeooo:paragraph-rsid="0dbec325"/>
    </style:style>
    <style:style style:name="P53" style:family="paragraph" style:parent-style-name="Standard">
      <style:text-properties officeooo:paragraph-rsid="0e8aa5aa"/>
    </style:style>
    <style:style style:name="P54" style:family="paragraph" style:parent-style-name="Standard">
      <style:text-properties officeooo:rsid="0e8aa5aa" officeooo:paragraph-rsid="0e8aa5aa"/>
    </style:style>
    <style:style style:name="P55" style:family="paragraph" style:parent-style-name="Standard">
      <style:text-properties officeooo:rsid="0e8aa5aa" officeooo:paragraph-rsid="0fb98046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7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8" style:family="paragraph" style:parent-style-name="Footnote">
      <style:text-properties officeooo:rsid="043ccc66" officeooo:paragraph-rsid="0e849f1d"/>
    </style:style>
    <style:style style:name="P5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text-properties officeooo:paragraph-rsid="0fb98046"/>
    </style:style>
    <style:style style:name="P62" style:family="paragraph" style:parent-style-name="Standard">
      <style:text-properties officeooo:paragraph-rsid="0fc931f5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fb98046"/>
    </style:style>
    <style:style style:name="P67" style:family="paragraph" style:parent-style-name="Standard">
      <style:paragraph-properties fo:text-align="center" style:justify-single-word="false"/>
      <style:text-properties officeooo:paragraph-rsid="0e03342d"/>
    </style:style>
    <style:style style:name="P68" style:family="paragraph" style:parent-style-name="Standard">
      <style:paragraph-properties fo:text-align="center" style:justify-single-word="false"/>
      <style:text-properties officeooo:paragraph-rsid="0d8c21b9"/>
    </style:style>
    <style:style style:name="P69" style:family="paragraph" style:parent-style-name="Standard">
      <style:paragraph-properties fo:text-align="center" style:justify-single-word="false"/>
      <style:text-properties officeooo:paragraph-rsid="0fd58c4e"/>
    </style:style>
    <style:style style:name="P70" style:family="paragraph" style:parent-style-name="Standard">
      <style:paragraph-properties fo:text-align="center" style:justify-single-word="false"/>
      <style:text-properties officeooo:paragraph-rsid="0e0bda5c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paragraph-properties fo:text-align="center" style:justify-single-word="false"/>
      <style:text-properties officeooo:paragraph-rsid="101431c5"/>
    </style:style>
    <style:style style:name="P75" style:family="paragraph" style:parent-style-name="Standard">
      <style:paragraph-properties fo:text-align="center" style:justify-single-word="false"/>
      <style:text-properties officeooo:paragraph-rsid="10178c94"/>
    </style:style>
    <style:style style:name="P76" style:family="paragraph" style:parent-style-name="Standard">
      <style:paragraph-properties fo:text-align="center" style:justify-single-word="false"/>
      <style:text-properties officeooo:paragraph-rsid="10a6ab30"/>
    </style:style>
    <style:style style:name="P77" style:family="paragraph" style:parent-style-name="Standard">
      <style:text-properties officeooo:paragraph-rsid="0fcd2b2a"/>
    </style:style>
    <style:style style:name="P78" style:family="paragraph" style:parent-style-name="Standard">
      <style:text-properties officeooo:paragraph-rsid="0fad1a3f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2a40f4"/>
    </style:style>
    <style:style style:name="P81" style:family="paragraph" style:parent-style-name="Standard">
      <style:text-properties officeooo:paragraph-rsid="100a8329"/>
    </style:style>
    <style:style style:name="P82" style:family="paragraph" style:parent-style-name="Standard">
      <style:text-properties officeooo:paragraph-rsid="101b90cf"/>
    </style:style>
    <style:style style:name="P83" style:family="paragraph" style:parent-style-name="Standard">
      <style:text-properties officeooo:paragraph-rsid="1020f7f1"/>
    </style:style>
    <style:style style:name="P84" style:family="paragraph" style:parent-style-name="Standard">
      <style:text-properties officeooo:rsid="0fde3dbd" officeooo:paragraph-rsid="102ebb87"/>
    </style:style>
    <style:style style:name="P85" style:family="paragraph" style:parent-style-name="Footnote">
      <style:text-properties officeooo:paragraph-rsid="104cbf60"/>
    </style:style>
    <style:style style:name="P86" style:family="paragraph" style:parent-style-name="Footnote">
      <style:text-properties officeooo:paragraph-rsid="104dd9dc"/>
    </style:style>
    <style:style style:name="P87" style:family="paragraph" style:parent-style-name="Footnote">
      <style:text-properties officeooo:paragraph-rsid="105c5e96"/>
    </style:style>
    <style:style style:name="P88" style:family="paragraph" style:parent-style-name="Standard">
      <style:text-properties officeooo:paragraph-rsid="105e3c68"/>
    </style:style>
    <style:style style:name="P89" style:family="paragraph" style:parent-style-name="Standard">
      <style:text-properties officeooo:paragraph-rsid="1097b912"/>
    </style:style>
    <style:style style:name="P90" style:family="paragraph" style:parent-style-name="Standard">
      <style:text-properties officeooo:paragraph-rsid="109940d7"/>
    </style:style>
    <style:style style:name="P91" style:family="paragraph" style:parent-style-name="Standard">
      <style:text-properties officeooo:paragraph-rsid="109a5ef3"/>
    </style:style>
    <style:style style:name="P92" style:family="paragraph" style:parent-style-name="Standard">
      <style:text-properties officeooo:paragraph-rsid="10a3f65d"/>
    </style:style>
    <style:style style:name="P93" style:family="paragraph" style:parent-style-name="Standard">
      <style:text-properties officeooo:paragraph-rsid="10ab1f0a"/>
    </style:style>
    <style:style style:name="P94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0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style:font-size-asian="10pt" style:font-size-complex="10pt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ac929d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ac92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d4d3f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f0ba4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c25489d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f0b1ec4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10ac929d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fd4d3f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10ac92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d4d3f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italic" style:text-underline-style="none" officeooo:rsid="0f0ba470" style:font-size-asian="12pt" style:language-asian="nl" style:country-asian="NL" style:font-style-asian="italic" style:font-name-complex="Bitstream Vera Sans" style:font-size-complex="12pt" style:font-style-complex="italic"/>
    </style:style>
    <style:style style:name="T52" style:family="text">
      <style:text-properties fo:color="#000000" loext:opacity="100%" style:text-line-through-style="none" style:text-line-through-type="none" fo:language="nl" fo:country="NL" fo:font-style="italic" style:text-underline-style="none" officeooo:rsid="0c25489d" style:font-size-asian="12pt" style:language-asian="nl" style:country-asian="NL" style:font-style-asian="italic" style:font-name-complex="Bitstream Vera Sans" style:font-size-complex="12pt" style:font-style-complex="italic"/>
    </style:style>
    <style:style style:name="T53" style:family="text">
      <style:text-properties fo:color="#000000" loext:opacity="100%" style:text-line-through-style="none" style:text-line-through-type="none" fo:language="nl" fo:country="NL" fo:font-style="italic" style:text-underline-style="none" officeooo:rsid="0f0b1ec4" style:font-size-asian="12pt" style:language-asian="nl" style:country-asian="NL" style:font-style-asian="italic" style:font-name-complex="Bitstream Vera Sans" style:font-size-complex="12pt" style:font-style-complex="italic"/>
    </style:style>
    <style:style style:name="T54" style:family="text">
      <style:text-properties fo:color="#000000" loext:opacity="100%" style:text-line-through-style="none" style:text-line-through-type="none" fo:language="nl" fo:country="NL" fo:font-style="italic" style:text-underline-style="none" officeooo:rsid="10ac929d" style:font-size-asian="12pt" style:language-asian="nl" style:country-asian="NL" style:font-style-asian="italic" style:font-name-complex="Bitstream Vera Sans" style:font-size-complex="12pt" style:font-style-complex="italic"/>
    </style:style>
    <style:style style:name="T55" style:family="text">
      <style:text-properties fo:color="#000000" loext:opacity="100%" style:text-line-through-style="none" style:text-line-through-type="none" fo:language="nl" fo:country="NL" fo:font-style="italic" style:text-underline-style="none" officeooo:rsid="0fd4d3f8" style:font-size-asian="12pt" style:language-asian="nl" style:country-asian="NL" style:font-style-asian="italic" style:font-name-complex="Bitstream Vera Sans" style:font-size-complex="12pt" style:font-style-complex="italic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7b9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940d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a5ef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e1eb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3f6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fef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9fefd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7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85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9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9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07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3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4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font-name="Liberation Sans" fo:font-size="12pt" style:font-size-asian="12pt" style:font-size-complex="12pt"/>
    </style:style>
    <style:style style:name="T24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4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4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45" style:family="text">
      <style:text-properties style:use-window-font-color="true" loext:opacity="0%" style:font-name="Liberation Sans" officeooo:rsid="047da547"/>
    </style:style>
    <style:style style:name="T24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" fo:font-size="12pt" style:font-size-asian="12pt" style:font-size-complex="12pt"/>
    </style:style>
    <style:style style:name="T279" style:family="text">
      <style:text-properties style:use-window-font-color="true" loext:opacity="0%" style:font-name="Liberation Sans" officeooo:rsid="0efd8e5c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officeooo:rsid="04473353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officeooo:rsid="0aace3cd"/>
    </style:style>
    <style:style style:name="T285" style:family="text">
      <style:text-properties fo:font-size="10pt" officeooo:rsid="04473353" style:font-size-asian="10pt" style:font-size-complex="10pt"/>
    </style:style>
    <style:style style:name="T28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1" style:family="text">
      <style:text-properties officeooo:rsid="0f0ca65a"/>
    </style:style>
    <style:style style:name="T292" style:family="text">
      <style:text-properties style:font-name="Liberation Mono" fo:font-size="11pt" officeooo:rsid="10048e31" style:font-size-asian="11pt" style:font-size-complex="11pt"/>
    </style:style>
    <style:style style:name="T293" style:family="text">
      <style:text-properties fo:font-weight="normal" style:font-weight-asian="normal" style:font-weight-complex="normal"/>
    </style:style>
    <style:style style:name="T294" style:family="text">
      <style:text-properties officeooo:rsid="0f95a7a0"/>
    </style:style>
    <style:style style:name="T295" style:family="text">
      <style:text-properties officeooo:rsid="0f8f58bd"/>
    </style:style>
    <style:style style:name="T296" style:family="text">
      <style:text-properties style:font-name="Ubuntu1" fo:font-size="10pt" officeooo:rsid="04473353" style:font-size-asian="10pt" style:font-size-complex="10pt"/>
    </style:style>
    <style:style style:name="T297" style:family="text">
      <style:text-properties officeooo:rsid="101b90cf"/>
    </style:style>
    <style:style style:name="T298" style:family="text">
      <style:text-properties officeooo:rsid="101e15d6"/>
    </style:style>
    <style:style style:name="T299" style:family="text">
      <style:text-properties officeooo:rsid="10048e31"/>
    </style:style>
    <style:style style:name="T300" style:family="text">
      <style:text-properties style:text-underline-style="none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1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0" style:family="text">
      <style:text-properties officeooo:rsid="10a1959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94"><text:span text:style-name="T208">C</text:span><text:span text:style-name="T207">hecklist voor </text:span><text:span text:style-name="T209">de installatie</text:span><text:span text:style-name="T207"> van </text:span><text:span text:style-name="T207"><text:user-field-get text:name="Distro">Debian</text:user-field-get></text:span><text:span text:style-name="T210"><text:s/></text:span><text:span text:style-name="T210"><text:user-field-get text:name="Version">12</text:user-field-get></text:span><text:span text:style-name="T211"><text:note text:id="ftn1" text:note-class="footnote"><text:note-citation>1</text:note-citation><text:note-body><text:p text:style-name="P29"><text:span text:style-name="T309">D</text:span><text:span text:style-name="T310">eze </text:span><text:span text:style-name="Strong_20_Emphasis"><text:span text:style-name="T307"><text:user-field-get text:name="Distro">Debian</text:user-field-get></text:span></text:span><text:span text:style-name="T311"><text:s/></text:span><text:span text:style-name="T318"><text:user-field-get text:name="Version">12</text:user-field-get></text:span><text:span text:style-name="T318"><text:s/></text:span><text:span text:style-name="Strong_20_Emphasis"><text:span text:style-name="T308"><text:user-field-get text:name="Edition">Desktop</text:user-field-get></text:span></text:span><text:span text:style-name="T310"><text:s/>(codenaam </text:span><text:span text:style-name="T316">bookworm</text:span><text:span text:style-name="T310">) van </text:span><text:span text:style-name="T317">juni</text:span><text:span text:style-name="T312"> </text:span><text:span text:style-name="Strong_20_Emphasis"><text:span text:style-name="T319"><text:user-field-get text:name="Releaseyear">2023</text:user-field-get></text:span></text:span><text:span text:style-name="T313"><text:s/></text:span><text:span text:style-name="T309">is een zogenaamde </text:span><text:span text:style-name="T310">LTS-</text:span><text:span text:style-name="T309">versie</text:span><text:span text:style-name="T310"> </text:span><text:span text:style-name="T309">(</text:span><text:span text:style-name="T310">staat voor Long-Term Support, </text:span><text:span text:style-name="T314">langetermijnondersteuning</text:span><text:span text:style-name="T309">)</text:span><text:span text:style-name="T314"> </text:span><text:span text:style-name="T315">en</text:span><text:span text:style-name="T313"> </text:span><text:span text:style-name="T310">wordt gedurende 5 jaar ondersteund tot </text:span><text:span text:style-name="T317">juni</text:span><text:span text:style-name="T310"> 202</text:span><text:span text:style-name="T317">8</text:span><text:span text:style-name="T310">.</text:span></text:p></text:note-body></text:note></text:span><text:span text:style-name="T212"><text:s/></text:span><text:span text:style-name="T212"><text:user-field-get text:name="Edition">Desktop</text:user-field-get></text:span><text:span text:style-name="T213">.</text:span></text:p>
      <text:p text:style-name="P41"/>
      <text:p text:style-name="P41">Dit is een invulbare PDF, afdrukken is niet noodzakelijk.</text:p>
      <text:p text:style-name="P36"/>
      <text:p text:style-name="P40"><text:span text:style-name="T16">Vul </text:span><text:span text:style-name="T17">achter</text:span><text:span text:style-name="T13"> de </text:span><text:span text:style-name="Definition"><text:span text:style-name="T291">ONDERSTREEPTE</text:span></text:span><text:span text:style-name="T1"> </text:span><text:span text:style-name="T14">woorden</text:span><text:span text:style-name="T13"> het</text:span><text:span text:style-name="Strong_20_Emphasis"><text:span text:style-name="T289"> </text:span></text:span><text:span text:style-name="Strong_20_Emphasis"><text:span text:style-name="T290">tekstvak</text:span></text:span><text:span text:style-name="T14"> </text:span><text:span text:style-name="T16">in,</text:span><text:span text:style-name="T14"> </text:span><text:span text:style-name="T245">zie </text:span><text:span text:style-name="T279">[</text:span><text:span text:style-name="T245">toelichting</text:span><text:span text:style-name="T279">]</text:span><text:span text:style-name="T14">:</text:span></text:p>
      <text:p text:style-name="P31"><text:span text:style-name="Definition"><text:span text:style-name="T19">GEBRUIKER</text:span></text:span><text:span text:style-name="T253"><text:tab/><text:tab/></text:span><text:span text:style-name="T278"> <text:tab/><text:tab/></text:span><text:span text:style-name="T254"><draw:control text:anchor-type="as-char" svg:y="-0.4cm" draw:z-index="16" draw:name="Gebruiker 1" draw:style-name="gr2" draw:text-style-name="P102" svg:width="6.4cm" svg:height="0.6cm" draw:control="control15"><svg:title>Gebruiker</svg:title><svg:desc>Volledige naam, bijv. Jan Stek</svg:desc></draw:control></text:span><text:span text:style-name="T254"><text:tab/> <text:s text:c="2"/></text:span><text:span text:style-name="T255">[</text:span><text:span text:style-name="T256">V</text:span><text:span text:style-name="T248">olledige naam, bijv. </text:span><text:span text:style-name="T250">J</text:span><text:span text:style-name="T275">a</text:span><text:span text:style-name="T250">n </text:span><text:span text:style-name="T275">Jansen</text:span><text:span text:style-name="T276">]</text:span></text:p>
      <text:p text:style-name="P88"><text:span text:style-name="Definition"><text:span text:style-name="T247">g</text:span></text:span><text:span text:style-name="Definition">ebruikersnaam</text:span><text:span text:style-name="Definition"><text:span text:style-name="T300"><text:tab/></text:span></text:span><text:span text:style-name="T246"><draw:control text:anchor-type="as-char" svg:y="-0.4cm" draw:z-index="17" draw:name="Gberuikersnaam 2" draw:style-name="gr2" draw:text-style-name="P102" svg:width="6.4cm" svg:height="0.6cm" draw:control="control16"><svg:title>Gebruikersnaam</svg:title><svg:desc>Korte naam, bijv. jan</svg:desc></draw:control></text:span><text:span text:style-name="T246"><text:tab/> <text:s text:c="2"/></text:span><text:span text:style-name="T6">[</text:span><text:span text:style-name="T7">K</text:span><text:span text:style-name="T5">orte naam, bijv. </text:span><text:span text:style-name="T232">j</text:span><text:span text:style-name="T233">a</text:span><text:span text:style-name="T232">n</text:span><text:span text:style-name="T234">]</text:span></text:p>
      <text:p text:style-name="P31"><text:span text:style-name="Definition">COMPUTERNAAM</text:span><text:span text:style-name="T277"><text:tab/><text:tab/></text:span><draw:control text:anchor-type="as-char" svg:y="-0.4cm" draw:z-index="18" draw:name="Computernaam 1" draw:style-name="gr2" draw:text-style-name="P102" svg:width="6.4cm" svg:height="0.6cm" draw:control="control17"><svg:title>Computernaam</svg:title><svg:desc>Unieke naam van de computer</svg:desc></draw:control><text:tab/> <text:s text:c="2"/><text:span text:style-name="T258">[</text:span><text:span text:style-name="T259">N</text:span><text:span text:style-name="T260">aam van de compute</text:span><text:span text:style-name="T261">r, </text:span><text:span text:style-name="T262">bijv. </text:span><text:span text:style-name="T263">pc02</text:span><text:span text:style-name="T258">]</text:span></text:p>
      <text:p text:style-name="P31"><text:span text:style-name="Definition"><text:span text:style-name="T264">GEBRUIKER</text:span></text:span><text:span text:style-name="Definition"><text:span text:style-name="T274"><text:tab/></text:span></text:span><text:span text:style-name="T257"><text:tab/></text:span><text:span text:style-name="T278"> <text:tab/><text:tab/></text:span><text:span text:style-name="T254"><draw:control text:anchor-type="as-char" svg:y="-0.4cm" draw:z-index="19" draw:name="Gebruiker 2" draw:style-name="gr2" draw:text-style-name="P103" svg:width="6.4cm" svg:height="0.6cm" draw:control="control18"><svg:title>Gebruiker</svg:title><svg:desc>Volledige naam, bijv. Jan Stek</svg:desc></draw:control></text:span><text:span text:style-name="T254"><text:tab/> <text:s text:c="2"/></text:span><text:span text:style-name="T255">[</text:span><text:span text:style-name="T256">V</text:span><text:span text:style-name="T248">olledige naam </text:span><text:span text:style-name="T251">evt. 2</text:span><text:span text:style-name="T280">e</text:span><text:span text:style-name="T249"> gebruiker</text:span><text:span text:style-name="T252">]</text:span></text:p>
      <text:p text:style-name="P88"><text:span text:style-name="Definition"><text:span text:style-name="T264">GEBRUIKERSN</text:span></text:span><text:span text:style-name="Definition"><text:span text:style-name="T265">aa</text:span></text:span><text:span text:style-name="Definition"><text:span text:style-name="T264">M</text:span></text:span><text:span text:style-name="Definition"><text:span text:style-name="T274"><text:tab/></text:span></text:span><text:span text:style-name="T246"><draw:control text:anchor-type="as-char" svg:y="-0.4cm" draw:z-index="20" draw:name="Gberuikersnaam 1" draw:style-name="gr2" draw:text-style-name="P102" svg:width="6.4cm" svg:height="0.6cm" draw:control="control19"><svg:title>Gebruikersnaam</svg:title><svg:desc>Korte naam, bijv. jan</svg:desc></draw:control></text:span><text:span text:style-name="T246"><text:tab/> <text:s text:c="2"/></text:span><text:span text:style-name="T267">[</text:span><text:span text:style-name="T268">K</text:span><text:span text:style-name="T266">orte naam</text:span><text:span text:style-name="T269"> </text:span><text:span text:style-name="T270">e</text:span><text:span text:style-name="T271">vt. 2</text:span><text:span text:style-name="T281">e</text:span><text:span text:style-name="T271"> </text:span><text:span text:style-name="T272">gebruiker</text:span><text:span text:style-name="T273">]</text:span></text:p>
      <text:p text:style-name="P31"><text:span text:style-name="T217">Vervang </text:span><text:span text:style-name="T222">de</text:span><text:span text:style-name="T217"> </text:span><text:span text:style-name="Definition"><text:span text:style-name="T20">ONDERSTREEPTE</text:span></text:span><text:span text:style-name="T217"> </text:span><text:span text:style-name="T218">woorden </text:span><text:span text:style-name="T217">in deze checklist door </text:span><text:span text:style-name="T222">d</text:span><text:span text:style-name="T224">i</text:span><text:span text:style-name="T222">e </text:span><text:span text:style-name="T223">in </text:span><text:span text:style-name="T224">het</text:span><text:span text:style-name="Strong_20_Emphasis"><text:span text:style-name="T70"> </text:span></text:span><text:span text:style-name="Strong_20_Emphasis"><text:span text:style-name="T93">tekstvak</text:span></text:span><text:span text:style-name="T217">.</text:span></text:p>
      <text:p text:style-name="P33"/>
      <text:p text:style-name="P33"/>
      <text:p text:style-name="P32"><text:span text:style-name="T229">Nog niet op Linux?</text:span><text:span text:style-name="T219"><text:tab/></text:span><text:span text:style-name="Strong_20_Emphasis"><text:span text:style-name="T102"><draw:control text:anchor-type="as-char" draw:z-index="21" draw:name="Vorm 3" draw:style-name="gr1" draw:text-style-name="P101" svg:width="0.35cm" svg:height="0.35cm" draw:control="control20"/></text:span></text:span><text:span text:style-name="T225"><text:tab/></text:span><text:span text:style-name="T226">G</text:span><text:span text:style-name="T216">ebruik </text:span><text:span text:style-name="Strong_20_Emphasis"><text:span text:style-name="T230">Checklist </text:span></text:span><text:span text:style-name="Strong_20_Emphasis"><text:span text:style-name="T231">overzetten</text:span></text:span><text:span text:style-name="T216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0"> onder </text:span><text:span text:style-name="T228">Linux</text:span><text:span text:style-name="T221">.</text:span></text:p>
      <text:p text:style-name="P24"><text:span text:style-name="T205">Nieuwe installatie?</text:span><text:span text:style-name="T201"><text:tab/></text:span><text:span text:style-name="Strong_20_Emphasis"><text:span text:style-name="T104"><draw:control text:anchor-type="as-char" draw:z-index="22" draw:name="Vorm 4" draw:style-name="gr1" draw:text-style-name="P101" svg:width="0.35cm" svg:height="0.35cm" draw:control="control21"/></text:span></text:span><text:span text:style-name="T204"><text:tab/></text:span><text:span text:style-name="T203">B</text:span><text:span text:style-name="T201">egin bij hoofdstuk </text:span><text:span text:style-name="T205"><text:bookmark-ref text:reference-format="page" text:ref-name="__RefNumPara__4009_1271708128">2</text:bookmark-ref></text:span><text:span text:style-name="T205"><text:s text:c="2"/></text:span><text:span text:style-name="T206"><text:bookmark-ref text:reference-format="text" text:ref-name="__RefNumPara__4009_1271708128">Installatie uitvoeren</text:bookmark-ref></text:span><text:span text:style-name="T202">.</text:span></text:p>
      <text:p text:style-name="P30"><text:span text:style-name="Strong_20_Emphasis"><text:span text:style-name="T227"/></text:span></text:p>
      <text:p text:style-name="P30"><text:span text:style-name="Strong_20_Emphasis"><text:span text:style-name="T227"/></text:span></text:p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2"><draw:control text:anchor-type="as-char" draw:z-index="2" draw:name="Vorm3" draw:style-name="gr1" draw:text-style-name="P10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2"><draw:control text:anchor-type="as-char" draw:z-index="9" draw:name="Vorm 2" draw:style-name="gr1" draw:text-style-name="P101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59"><text:span text:style-name="Strong_20_Emphasis"><text:span text:style-name="T6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67"><text:note text:id="ftn2" text:note-class="footnote"><text:note-citation>2</text:note-citation><text:note-body><text:p text:style-name="P25"><text:span text:style-name="T186">E</text:span><text:span text:style-name="T187">v</text:span><text:span text:style-name="T188">en</text:span><text:span text:style-name="T190">t</text:span><text:span text:style-name="T191">uele </text:span><text:span text:style-name="T192">extra </text:span><text:span text:style-name="Definition"><text:span text:style-name="T286">gebruiker</text:span></text:span><text:span text:style-name="T192">s aanmelden </text:span><text:span text:style-name="T193">en dezelfde stappen uitvoeren</text:span><text:span text:style-name="T189">.</text:span></text:p></text:note-body></text:note></text:span></text:span><text:span text:style-name="Strong_20_Emphasis"><text:span text:style-name="T67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47"><draw:control text:anchor-type="as-char" draw:z-index="23" draw:name="Vorm 5" draw:style-name="gr1" draw:text-style-name="P101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3" office:value-type="string">
            <text:p text:style-name="P91"><text:span text:style-name="Strong_20_Emphasis"><text:span text:style-name="T96">D</text:span></text:span><text:span text:style-name="Strong_20_Emphasis"><text:span text:style-name="T70">ruk op de </text:span></text:span><text:span text:style-name="Strong_20_Emphasis"><text:span text:style-name="T196">Super</text:span></text:span><text:span text:style-name="Strong_20_Emphasis"><text:span text:style-name="T70">-toets</text:span></text:span><text:span text:style-name="Strong_20_Emphasis"><text:span text:style-name="T70"><text:note text:id="ftn3" text:note-class="footnote"><text:note-citation>3</text:note-citation><text:note-body><text:p text:style-name="P26"><text:span text:style-name="T214">De </text:span><text:span text:style-name="T244">Super</text:span><text:span text:style-name="T214">-toets is de Windows-toets, Command-toets </text:span><text:span text:style-name="T215">(Apple)</text:span><text:span text:style-name="T214">, of Vergrootglas-toets </text:span><text:span text:style-name="T215">(Chromebook)</text:span><text:span text:style-name="T214">.</text:span></text:p></text:note-body></text:note></text:span></text:span><text:span text:style-name="Strong_20_Emphasis"><text:span text:style-name="T69">, </text:span></text:span><text:span text:style-name="Strong_20_Emphasis"><text:span text:style-name="T96">t</text:span></text:span><text:span text:style-name="Strong_20_Emphasis"><text:span text:style-name="T71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91"> </text:span></text:span><text:span text:style-name="Strong_20_Emphasis"><text:span text:style-name="T73">e</text:span></text:span><text:span text:style-name="Strong_20_Emphasis"><text:span text:style-name="T68">n </text:span></text:span><text:span text:style-name="Strong_20_Emphasis"><text:span text:style-name="T74">k</text:span></text:span><text:span text:style-name="Strong_20_Emphasis"><text:span text:style-name="T68">lik op het pictogram van </text:span></text:span><text:span text:style-name="Strong_20_Emphasis"><text:span text:style-name="T119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66"/></text:span></text:p>
          </table:table-cell>
          <table:table-cell table:style-name="_31_._5f_Installatie_5f_voorbereiden.D4" office:value-type="string">
            <text:p text:style-name="P52"><text:span text:style-name="T4">Typ</text:span><text:span text:style-name="Strong_20_Emphasis"><text:span text:style-name="T72"> de</text:span></text:span><text:span text:style-name="Strong_20_Emphasis"><text:span text:style-name="T76">z</text:span></text:span><text:span text:style-name="Strong_20_Emphasis"><text:span text:style-name="T72">e </text:span></text:span><text:span text:style-name="Strong_20_Emphasis"><text:span text:style-name="T77">drie </text:span></text:span><text:span text:style-name="Strong_20_Emphasis"><text:span text:style-name="T72">opdrachten, ieder gevolgd door de </text:span></text:span><text:span text:style-name="Strong_20_Emphasis"><text:span text:style-name="T197">Enter</text:span></text:span><text:span text:style-name="Strong_20_Emphasis"><text:span text:style-name="T6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5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6" office:value-type="string">
            <text:p text:style-name="P93"><text:span text:style-name="User_20_Entry"><text:span text:style-name="T23">wget karelzimmer.nl/</text:span></text:span><text:span text:style-name="User_20_Entry"><text:span text:style-name="T200">getdeb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7" office:value-type="string">
            <text:p text:style-name="P93"><text:span text:style-name="User_20_Entry"><text:span text:style-name="T23">bash </text:span></text:span><text:span text:style-name="User_20_Entry"><text:span text:style-name="T200">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76"><text:span text:style-name="Strong_20_Emphasis"><text:span text:style-name="T147"><draw:control text:anchor-type="as-char" draw:z-index="24" draw:name="Vorm 7" draw:style-name="gr1" draw:text-style-name="P101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147"><draw:control text:anchor-type="as-char" draw:z-index="25" draw:name="Vorm 8" draw:style-name="gr1" draw:text-style-name="P101" svg:width="0.35cm" svg:height="0.35cm" draw:control="control24"/></text:span></text:span></text:p>
          </table:table-cell>
          <table:table-cell table:style-name="_31_._5f_Installatie_5f_voorbereiden.D10" office:value-type="string">
            <text:p text:style-name="P90"><text:span text:style-name="Strong_20_Emphasis"><text:span text:style-name="T95">D</text:span></text:span><text:span text:style-name="Strong_20_Emphasis"><text:span text:style-name="T89">ruk</text:span></text:span><text:span text:style-name="Strong_20_Emphasis"><text:span text:style-name="T69"> op</text:span></text:span><text:span text:style-name="Strong_20_Emphasis"><text:span text:style-name="T75"> de </text:span></text:span><text:span text:style-name="Strong_20_Emphasis"><text:span text:style-name="T196">Super</text:span></text:span><text:span text:style-name="Strong_20_Emphasis"><text:span text:style-name="T75">-toets</text:span></text:span><text:span text:style-name="Strong_20_Emphasis"><text:span text:style-name="T199"><text:note-ref text:note-class="footnote" text:reference-format="text" text:ref-name="ftn3">3</text:note-ref></text:span></text:span><text:span text:style-name="Strong_20_Emphasis"><text:span text:style-name="T75">, </text:span></text:span><text:span text:style-name="Strong_20_Emphasis"><text:span text:style-name="T95">t</text:span></text:span><text:span text:style-name="Strong_20_Emphasis"><text:span text:style-name="T71">yp </text:span></text:span><text:span text:style-name="Strong_20_Emphasis"><text:span text:style-name="T120">men</text:span></text:span><text:span text:style-name="Strong_20_Emphasis"><text:span text:style-name="T121">u</text:span></text:span><text:span text:style-name="Strong_20_Emphasis"><text:span text:style-name="T70"> </text:span></text:span><text:span text:style-name="Strong_20_Emphasis"><text:span text:style-name="T81">e</text:span></text:span><text:span text:style-name="Strong_20_Emphasis"><text:span text:style-name="T68">n </text:span></text:span><text:span text:style-name="Strong_20_Emphasis"><text:span text:style-name="T74">k</text:span></text:span><text:span text:style-name="Strong_20_Emphasis"><text:span text:style-name="T68">lik op het pictogram van</text:span></text:span><text:span text:style-name="Strong_20_Emphasis"><text:span text:style-name="T103">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11" office:value-type="string">
            <text:p text:style-name="P61"><text:span text:style-name="Strong_20_Emphasis"><text:span text:style-name="T92">Selecteer</text:span></text:span><text:span text:style-name="Strong_20_Emphasis"><text:span text:style-name="T79"> </text:span></text:span><text:span text:style-name="Strong_20_Emphasis"><text:span text:style-name="T134">1</text:span></text:span><text:span text:style-name="Strong_20_Emphasis"><text:span text:style-name="T115"> </text:span></text:span><text:span text:style-name="Strong_20_Emphasis"><text:span text:style-name="T116">Installatie voorbereiden</text:span></text:span><text:span text:style-name="Strong_20_Emphasis"><text:span text:style-name="T8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12" office:value-type="string">
            <text:p text:style-name="P55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</table:table>
      <text:p text:style-name="P38"/>
      <text:list text:continue-numbering="true" text:style-name="L1">
        <text:list-item>
          <text:p text:style-name="P96"><text:bookmark-start text:name="__RefNumPara__4009_1271708128"/>Installatie uitvoeren<text:bookmark-end text:name="__RefNumPara__4009_1271708128"/>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102"><draw:control text:anchor-type="as-char" draw:z-index="3" draw:name="Vorm9" draw:style-name="gr1" draw:text-style-name="P101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1"><text:span text:style-name="T240">Start de computer op vanaf</text:span><text:span text:style-name="T240"><text:note text:id="ftn4" text:note-class="footnote"><text:note-citation>1</text:note-citation><text:note-body><text:p text:style-name="P87"><text:span text:style-name="T180">B</text:span><text:span text:style-name="T179">ootmenu/</text:span><text:span text:style-name="T180">S</text:span><text:span text:style-name="T179">etup</text:span><text:span text:style-name="T177"> via </text:span><text:span text:style-name="T175">é</text:span><text:span text:style-name="T176">é</text:span><text:span text:style-name="T180">n van de </text:span><text:span text:style-name="Definition"><text:span text:style-name="T178">Veelgebruikte toetsen: </text:span></text:span><text:span text:style-name="User_20_Entry"><text:span text:style-name="T198">Esc</text:span></text:span><text:span text:style-name="User_20_Entry"><text:span text:style-name="T184">,</text:span></text:span><text:span text:style-name="Definition"><text:span text:style-name="T181"> </text:span></text:span><text:span text:style-name="User_20_Entry"><text:span text:style-name="T198">Delete</text:span></text:span><text:span text:style-name="User_20_Entry"><text:span text:style-name="T185">,</text:span></text:span><text:span text:style-name="Definition"><text:span text:style-name="T181"> </text:span></text:span><text:span text:style-name="User_20_Entry"><text:span text:style-name="T198">F1</text:span></text:span><text:span text:style-name="User_20_Entry"><text:span text:style-name="T185">,</text:span></text:span><text:span text:style-name="Definition"><text:span text:style-name="T181"> </text:span></text:span><text:span text:style-name="User_20_Entry"><text:span text:style-name="T198">F2</text:span></text:span><text:span text:style-name="User_20_Entry"><text:span text:style-name="T185">,</text:span></text:span><text:span text:style-name="Definition"><text:span text:style-name="T181"> </text:span></text:span><text:span text:style-name="User_20_Entry"><text:span text:style-name="T198">F9</text:span></text:span><text:span text:style-name="User_20_Entry"><text:span text:style-name="T185">,</text:span></text:span><text:span text:style-name="Definition"><text:span text:style-name="T181"> </text:span></text:span><text:span text:style-name="User_20_Entry"><text:span text:style-name="T198">F10</text:span></text:span><text:span text:style-name="User_20_Entry"><text:span text:style-name="T185">,</text:span></text:span><text:span text:style-name="Definition"><text:span text:style-name="T181"> </text:span></text:span><text:span text:style-name="User_20_Entry"><text:span text:style-name="T198">F11</text:span></text:span><text:span text:style-name="User_20_Entry"><text:span text:style-name="T185">,</text:span></text:span><text:span text:style-name="Definition"><text:span text:style-name="T181"> </text:span></text:span><text:span text:style-name="Definition"><text:span text:style-name="T182">o</text:span></text:span><text:span text:style-name="Definition"><text:span text:style-name="T183">f</text:span></text:span><text:span text:style-name="Definition"><text:span text:style-name="T181"> </text:span></text:span><text:span text:style-name="User_20_Entry"><text:span text:style-name="T198">F12</text:span></text:span><text:span text:style-name="User_20_Entry"><text:span text:style-name="T185">.</text:span></text:span></text:p></text:note-body></text:note></text:span><text:span text:style-name="T240"> </text:span><text:span text:style-name="T241">een </text:span><text:span text:style-name="T237"><text:user-field-get text:name="Distro">Debian</text:user-field-get></text:span><text:span text:style-name="T238"><text:s/></text:span><text:span text:style-name="T238"><text:user-field-get text:name="Version">12</text:user-field-get></text:span><text:span text:style-name="T238"><text:s/></text:span><text:span text:style-name="Strong_20_Emphasis"><text:span text:style-name="T239"><text:user-field-get text:name="Edition">Desktop</text:user-field-get></text:span></text:span><text:span text:style-name="Strong_20_Emphasis"><text:span text:style-name="T239"><text:s/></text:span></text:span><text:span text:style-name="T242">Live</text:span><text:span text:style-name="T143"><text:note text:id="ftn5" text:note-class="footnote"><text:note-citation>2</text:note-citation><text:note-body><text:p text:style-name="P28"><text:span text:style-name="T282">Vanaf een </text:span><text:span text:style-name="T294">L</text:span><text:span text:style-name="T282">ive </text:span><text:span text:style-name="T295">USB</text:span><text:span text:style-name="T284">-stick</text:span><text:span text:style-name="T296"> </text:span><text:span text:style-name="T282">kunt u opstarten en </text:span><text:span text:style-name="T285">met </text:span><text:span text:style-name="Strong_20_Emphasis"><text:span text:style-name="T243"><text:user-field-get text:name="Distro">Debian</text:user-field-get></text:span></text:span><text:span text:style-name="Strong_20_Emphasis"><text:span text:style-name="T243"><text:s/></text:span></text:span><text:span text:style-name="T282">werken zonder enige bestanden op de harde schijf te wijzigen en maakt ook installatie van </text:span><text:span text:style-name="Strong_20_Emphasis"><text:span text:style-name="T243"><text:user-field-get text:name="Distro">Debian</text:user-field-get></text:span></text:span><text:span text:style-name="Strong_20_Emphasis"><text:span text:style-name="T243"><text:s/></text:span></text:span><text:span text:style-name="T282">mogelijk.</text:span></text:p></text:note-body></text:note></text:span><text:span text:style-name="T142"> </text:span><text:span text:style-name="T146">USB</text:span><text:span text:style-name="T144">-stick</text:span><text:span text:style-name="T144"><text:note text:id="ftn6" text:note-class="footnote"><text:note-citation>3</text:note-citation><text:note-body><text:p text:style-name="P86"><text:span text:style-name="Strong_20_Emphasis"><text:span text:style-name="T163">Maak een opstartbare USB-stick</text:span></text:span><text:span text:style-name="Strong_20_Emphasis"><text:span text:style-name="T159">:<text:line-break/></text:span></text:span><text:span text:style-name="T15">D</text:span><text:span text:style-name="Strong_20_Emphasis"><text:span text:style-name="T150">ow</text:span></text:span><text:span text:style-name="Strong_20_Emphasis"><text:span text:style-name="T151">nload </text:span></text:span><text:span text:style-name="Strong_20_Emphasis"><text:span text:style-name="T148">e</text:span></text:span><text:span text:style-name="Strong_20_Emphasis"><text:span text:style-name="T152">e</text:span></text:span><text:span text:style-name="Strong_20_Emphasis"><text:span text:style-name="T153">n</text:span></text:span><text:span text:style-name="Strong_20_Emphasis"><text:span text:style-name="T174"> </text:span></text:span><text:span text:style-name="Strong_20_Emphasis"><text:span text:style-name="T195">CD</text:span></text:span><text:span text:style-name="Strong_20_Emphasis"><text:span text:style-name="T194">-beeldbestand</text:span></text:span><text:span text:style-name="Strong_20_Emphasis"><text:span text:style-name="T151"> </text:span></text:span><text:span text:style-name="Strong_20_Emphasis"><text:span text:style-name="T157">(.iso) </text:span></text:span><text:span text:style-name="Strong_20_Emphasis"><text:span text:style-name="T154">v</text:span></text:span><text:span text:style-name="Strong_20_Emphasis"><text:span text:style-name="T155">anaf</text:span></text:span><text:span text:style-name="Strong_20_Emphasis"><text:span text:style-name="T156"> </text:span></text:span><text:a xlink:type="simple" xlink:href="https://www.debian.org/" text:style-name="Internet_20_link" text:visited-style-name="Visited_20_Internet_20_Link"><text:span text:style-name="Strong_20_Emphasis"><text:span text:style-name="T287">debian.org</text:span></text:span></text:a><text:span text:style-name="Strong_20_Emphasis"><text:span text:style-name="T156">, </text:span></text:span><text:span text:style-name="Strong_20_Emphasis"><text:span text:style-name="T158">klik </text:span></text:span><text:span text:style-name="Strong_20_Emphasis"><text:span text:style-name="T161">op </text:span></text:span><text:span text:style-name="Strong_20_Emphasis"><text:span text:style-name="T166">Andere</text:span></text:span><text:span text:style-name="Strong_20_Emphasis"><text:span text:style-name="T165"> downloads</text:span></text:span><text:span text:style-name="Strong_20_Emphasis"><text:span text:style-name="T161"> (onder Download</text:span></text:span><text:span text:style-name="Strong_20_Emphasis"><text:span text:style-name="T162">en</text:span></text:span><text:span text:style-name="Strong_20_Emphasis"><text:span text:style-name="T161">) en vervolgens op </text:span></text:span><text:span text:style-name="Strong_20_Emphasis"><text:span text:style-name="T165">Live-Gnome</text:span></text:span><text:span text:style-name="Strong_20_Emphasis"><text:span text:style-name="T161"> (onder </text:span></text:span><text:span text:style-name="Strong_20_Emphasis"><text:span text:style-name="T161"><text:user-field-get text:name="Distro">Debian</text:user-field-get></text:span></text:span><text:span text:style-name="Strong_20_Emphasis"><text:span text:style-name="T161"><text:s/>Live </text:span></text:span><text:span text:style-name="Strong_20_Emphasis"><text:span text:style-name="T162">uitproberen voordat u installeert</text:span></text:span><text:span text:style-name="Strong_20_Emphasis"><text:span text:style-name="T161">).</text:span></text:span></text:p><text:p text:style-name="P85"><text:span text:style-name="Strong_20_Emphasis"><text:span text:style-name="T160"><text:tab/>De volgende stappen staan beschreven in </text:span></text:span><text:span text:style-name="Strong_20_Emphasis"><text:span text:style-name="T164">Linux informatie</text:span></text:span><text:span text:style-name="Strong_20_Emphasis"><text:span text:style-name="T160">, te vinden op </text:span></text:span><text:a xlink:type="simple" xlink:href="https://karelzimmer.nl/" text:style-name="Internet_20_link" text:visited-style-name="Visited_20_Internet_20_Link"><text:span text:style-name="Strong_20_Emphasis"><text:span text:style-name="T288">karelzimmer.nl</text:span></text:span></text:a><text:span text:style-name="Strong_20_Emphasis"><text:span text:style-name="T160">, onder </text:span></text:span><text:span text:style-name="Strong_20_Emphasis"><text:span text:style-name="T164">Linux</text:span></text:span><text:span text:style-name="Strong_20_Emphasis"><text:span text:style-name="T160">.</text:span></text:span></text:p></text:note-body></text:note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6"/></text:span></text:p>
          </table:table-cell>
          <table:table-cell table:style-name="_32_._5f_Installatie_5f_uitvoeren.C2" office:value-type="string">
            <text:p text:style-name="P45"><text:span text:style-name="Strong_20_Emphasis"><text:span text:style-name="T92">Selecteer</text:span></text:span><text:span text:style-name="Strong_20_Emphasis"><text:span text:style-name="T108"> </text:span></text:span><text:span text:style-name="Strong_20_Emphasis"><text:span text:style-name="T126">Live </text:span></text:span><text:span text:style-name="Strong_20_Emphasis"><text:span text:style-name="T127">system (amd64)</text:span></text:span><text:span text:style-name="Strong_20_Emphasis"><text:span text:style-name="T10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4"><text:span text:style-name="Strong_20_Emphasis"><text:span text:style-name="T102"><draw:control text:anchor-type="as-char" draw:z-index="13" draw:name="Vorm13_ 2" draw:style-name="gr1" draw:text-style-name="P101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3"><text:span text:style-name="Strong_20_Emphasis"><text:span text:style-name="T35">V</text:span></text:span><text:span text:style-name="Strong_20_Emphasis"><text:span text:style-name="T36">olg de aanwijzingen </text:span></text:span><text:span text:style-name="Strong_20_Emphasis"><text:span text:style-name="T37">op de </text:span></text:span><text:span text:style-name="Strong_20_Emphasis"><text:span text:style-name="T38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5" office:value-type="string">
            <text:p text:style-name="P44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><text:span text:style-name="Strong_20_Emphasis"><text:span text:style-name="T102"><draw:control text:anchor-type="as-char" draw:z-index="6" draw:name="Vorm13_1" draw:style-name="gr1" draw:text-style-name="P101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80"><text:span text:style-name="Strong_20_Emphasis"><text:span text:style-name="T57">Start de installatie</text:span></text:span><text:span text:style-name="Strong_20_Emphasis"><text:span text:style-name="T109"> </text:span></text:span><text:span text:style-name="Strong_20_Emphasis"><text:span text:style-name="T68">via </text:span></text:span><text:span text:style-name="Strong_20_Emphasis"><text:span text:style-name="T69">een </text:span></text:span><text:span text:style-name="Strong_20_Emphasis"><text:span text:style-name="T83">klik op </text:span></text:span><text:span text:style-name="Strong_20_Emphasis"><text:span text:style-name="T122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3">Install Debian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7" office:value-type="string">
            <text:p text:style-name="P84"><text:span text:style-name="T299">Typ '</text:span><text:span text:style-name="T292">live</text:span><text:span text:style-name="T299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8" office:value-type="string">
            <text:p text:style-name="P80"/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9" office:value-type="string">
            <text:p text:style-name="P43"><text:span text:style-name="Strong_20_Emphasis"><text:span text:style-name="T46">V</text:span></text:span><text:span text:style-name="Strong_20_Emphasis"><text:span text:style-name="T47">olg de aanwijzingen </text:span></text:span><text:span text:style-name="Strong_20_Emphasis"><text:span text:style-name="T48">op </text:span></text:span><text:span text:style-name="Strong_20_Emphasis"><text:span text:style-name="T49">d</text:span></text:span><text:span text:style-name="Strong_20_Emphasis"><text:span text:style-name="T48">e </text:span></text:span><text:span text:style-name="Strong_20_Emphasis"><text:span text:style-name="T50">installatiescherm</text:span></text:span><text:span text:style-name="Strong_20_Emphasis"><text:span text:style-name="T49">en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68"/>
          </table:table-cell>
          <table:table-cell table:style-name="_32_._5f_Installatie_5f_uitvoeren.C10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><text:span text:style-name="Strong_20_Emphasis"><text:span text:style-name="T102"><draw:control text:anchor-type="as-char" draw:z-index="8" draw:name="Vorm13_ 1" draw:style-name="gr1" draw:text-style-name="P101" svg:width="0.35cm" svg:height="0.35cm" draw:control="control7"/></text:span></text:span></text:p>
          </table:table-cell>
          <table:table-cell table:style-name="_32_._5f_Installatie_5f_uitvoeren.C11" office:value-type="string">
            <text:p text:style-name="P79"><text:span text:style-name="Strong_20_Emphasis"><text:span text:style-name="T57">Bij </text:span></text:span><text:span text:style-name="Strong_20_Emphasis"><text:span text:style-name="T128">Welcome</text:span></text:span><text:span text:style-name="Strong_20_Emphasis"><text:span text:style-name="T57">: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82"><text:span text:style-name="Strong_20_Emphasis"><text:span text:style-name="T64">K</text:span></text:span><text:span text:style-name="Strong_20_Emphasis"><text:span text:style-name="T57">ies </text:span></text:span><text:span text:style-name="Strong_20_Emphasis"><text:span text:style-name="T128">Nederlands</text:span></text:span><text:span text:style-name="Strong_20_Emphasis"><text:span text:style-name="T57">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11" office:value-type="string">
            <text:p text:style-name="P7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102"><draw:control text:anchor-type="as-char" draw:z-index="14" draw:name="Vorm13_ 3" draw:style-name="gr1" draw:text-style-name="P101" svg:width="0.35cm" svg:height="0.35cm" draw:control="control13"/></text:span></text:span></text:p>
          </table:table-cell>
          <table:table-cell table:style-name="_32_._5f_Installatie_5f_uitvoeren.C14" office:value-type="string">
            <text:p text:style-name="P20">Bij <text:span text:style-name="T283">Locatie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><text:span text:style-name="T297">B</text:span>ij <text:span text:style-name="T283">Regio</text:span> <text:span text:style-name="T297">kies</text:span> <text:span text:style-name="T283">Europa</text:span>.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><text:span text:style-name="Strong_20_Emphasis"><text:span text:style-name="T102"><draw:control text:anchor-type="as-char" draw:z-index="15" draw:name="Vorm13_ 4" draw:style-name="gr1" draw:text-style-name="P101" svg:width="0.35cm" svg:height="0.35cm" draw:control="control14"/></text:span></text:span></text:p>
          </table:table-cell>
          <table:table-cell table:style-name="_32_._5f_Installatie_5f_uitvoeren.C17" office:value-type="string">
            <text:p text:style-name="P20">Bij <text:span text:style-name="T283">Toetsenbord</text:span>:</text:p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5"/>
          </table:table-cell>
          <table:table-cell table:style-name="_32_._5f_Installatie_5f_uitvoeren.C17" office:value-type="string">
            <text:p text:style-name="P22"><text:span text:style-name="T298">K</text:span>ies <text:span text:style-name="T283">English (US)</text:span> <text:span text:style-name="T320">en </text:span><text:span text:style-name="Strong_20_Emphasis"><text:span text:style-name="T320">English (US, intl., with dead keys)</text:span></text:span><text:span text:style-name="T320">.</text:span>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102"><draw:control text:anchor-type="as-char" draw:z-index="4" draw:name="Vorm13" draw:style-name="gr1" draw:text-style-name="P101" svg:width="0.35cm" svg:height="0.35cm" draw:control="control3"/></text:span></text:span></text:p>
          </table:table-cell>
          <table:table-cell table:style-name="_32_._5f_Installatie_5f_uitvoeren.C20" office:value-type="string">
            <text:p text:style-name="P78"><text:span text:style-name="Strong_20_Emphasis"><text:span text:style-name="T105">Bij </text:span></text:span><text:span text:style-name="Strong_20_Emphasis"><text:span text:style-name="T125">Gebruikers</text:span></text:span><text:span text:style-name="Strong_20_Emphasis"><text:span text:style-name="T105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77"><text:span text:style-name="Strong_20_Emphasis"><text:span text:style-name="T107">V</text:span></text:span><text:span text:style-name="Strong_20_Emphasis"><text:span text:style-name="T105">ul in </text:span></text:span><text:span text:style-name="Strong_20_Emphasis"><text:span text:style-name="T129">Wat is je naam?</text:span></text:span><text:span text:style-name="Strong_20_Emphasis"><text:span text:style-name="T59"> </text:span></text:span><text:span text:style-name="Definition"><text:span text:style-name="T9">gebruiker</text:span></text:span><text:span text:style-name="Strong_20_Emphasis"><text:span text:style-name="T100">,</text:span></text:span><text:span text:style-name="Strong_20_Emphasis"><text:span text:style-name="T101"><text:line-break/></text:span></text:span><text:span text:style-name="Strong_20_Emphasis"><text:span text:style-name="T129">Welke naam wil je gebruiken om in te loggen?</text:span></text:span><text:span text:style-name="Strong_20_Emphasis"><text:span text:style-name="T6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57">,<text:line-break/></text:span></text:span><text:span text:style-name="Strong_20_Emphasis"><text:span text:style-name="T130">Wat is de </text:span></text:span><text:span text:style-name="Strong_20_Emphasis"><text:span text:style-name="T129">naam van deze </text:span></text:span><text:span text:style-name="Strong_20_Emphasis"><text:span text:style-name="T130">computer</text:span></text:span><text:span text:style-name="Strong_20_Emphasis"><text:span text:style-name="T61"> </text:span></text:span><text:span text:style-name="Definition"><text:span text:style-name="T9">computernaam</text:span></text:span><text:span text:style-name="Strong_20_Emphasis"><text:span text:style-name="T59">, </text:span></text:span><text:span text:style-name="Strong_20_Emphasis"><text:span text:style-name="T65">en</text:span></text:span></text:p>
            <text:p text:style-name="P77"><text:span text:style-name="Strong_20_Emphasis"><text:span text:style-name="T60">v</text:span></text:span><text:span text:style-name="Strong_20_Emphasis"><text:span text:style-name="T59">ul </text:span></text:span><text:span text:style-name="Strong_20_Emphasis"><text:span text:style-name="T62">tweemaal het </text:span></text:span><text:span text:style-name="Strong_20_Emphasis"><text:span text:style-name="T131">wachtwoord</text:span></text:span><text:span text:style-name="Strong_20_Emphasis"><text:span text:style-name="T62"> </text:span></text:span><text:span text:style-name="Strong_20_Emphasis"><text:span text:style-name="T59">in</text:span></text:span><text:span text:style-name="Strong_20_Emphasis"><text:span text:style-name="T56">.</text:span></text:span></text:p>
          </table:table-cell>
        </table:table-row>
      </table:table>
      <text:p text:style-name="P47"><text:span text:style-name="Strong_20_Emphasis"><text:span text:style-name="T110"/></text:span></text:p>
      <text:list text:continue-numbering="true" text:style-name="L1">
        <text:list-item>
          <text:p text:style-name="P98"><text:span text:style-name="Strong_20_Emphasis"><text:span text:style-name="T136">Installatie </text:span></text:span><text:span text:style-name="Strong_20_Emphasis"><text:span text:style-name="T137">afronden</text:span></text:span></text:p>
        </text:list-item>
      </text:list>
      <text:p text:style-name="P48"><text:span text:style-name="Strong_20_Emphasis"><text:span text:style-name="T6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2"><draw:control text:anchor-type="as-char" draw:z-index="5" draw:name="Vorm22" draw:style-name="gr1" draw:text-style-name="P10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63">Aanmelden als </text:span></text:span><text:span text:style-name="Definition"><text:span text:style-name="T9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4"><draw:control text:anchor-type="as-char" draw:z-index="11" draw:name="Vorm 1" draw:style-name="gr1" draw:text-style-name="P101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293">Volg de aanwijzingen op de </text:span></text:span><text:span text:style-name="Strong_20_Emphasis"><text:span text:style-name="T30">welkomst</text:span></text:span><text:span text:style-name="Strong_20_Emphasis"><text:span text:style-name="T293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76"><text:span text:style-name="Strong_20_Emphasis"><text:span text:style-name="T147"><draw:control text:anchor-type="as-char" draw:z-index="26" draw:name="Vorm4" draw:style-name="gr1" draw:text-style-name="P101" svg:width="0.35cm" svg:height="0.35cm" draw:control="control25"/></text:span></text:span></text:p>
          </table:table-cell>
          <table:table-cell table:style-name="_33_._5f_Installatie_5f_afronden.C5" office:value-type="string">
            <text:p text:style-name="P92"><text:span text:style-name="Strong_20_Emphasis"><text:span text:style-name="T98">D</text:span></text:span><text:span text:style-name="Strong_20_Emphasis"><text:span text:style-name="T89">ruk</text:span></text:span><text:span text:style-name="Strong_20_Emphasis"><text:span text:style-name="T69"> op</text:span></text:span><text:span text:style-name="Strong_20_Emphasis"><text:span text:style-name="T75"> de </text:span></text:span><text:span text:style-name="Strong_20_Emphasis"><text:span text:style-name="T196">Super</text:span></text:span><text:span text:style-name="Strong_20_Emphasis"><text:span text:style-name="T75">-toets</text:span></text:span><text:span text:style-name="Strong_20_Emphasis"><text:span text:style-name="T70"><text:note text:id="ftn7" text:note-class="footnote"><text:note-citation>1</text:note-citation><text:note-body><text:p text:style-name="P27"><text:span text:style-name="T214">De </text:span><text:span text:style-name="T244">Super</text:span><text:span text:style-name="T214">-toets is de Windows-toets, Command-toets </text:span><text:span text:style-name="T215">(Apple)</text:span><text:span text:style-name="T214">, of Vergrootglas-toets </text:span><text:span text:style-name="T215">(Chromebook)</text:span><text:span text:style-name="T214">.</text:span></text:p></text:note-body></text:note></text:span></text:span><text:span text:style-name="Strong_20_Emphasis"><text:span text:style-name="T75">, </text:span></text:span><text:span text:style-name="Strong_20_Emphasis"><text:span text:style-name="T98">t</text:span></text:span><text:span text:style-name="Strong_20_Emphasis"><text:span text:style-name="T71">yp </text:span></text:span><text:span text:style-name="Strong_20_Emphasis"><text:span text:style-name="T117">ter</text:span></text:span><text:span text:style-name="Strong_20_Emphasis"><text:span text:style-name="T118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8">n </text:span></text:span><text:span text:style-name="Strong_20_Emphasis"><text:span text:style-name="T74">k</text:span></text:span><text:span text:style-name="Strong_20_Emphasis"><text:span text:style-name="T68">lik op het pictogram van </text:span></text:span><text:span text:style-name="Strong_20_Emphasis"><text:span text:style-name="T119">Terminalvenster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66"/></text:span></text:p>
          </table:table-cell>
          <table:table-cell table:style-name="_33_._5f_Installatie_5f_afronden.C6" office:value-type="string">
            <text:p text:style-name="P51"><text:span text:style-name="T4">Typ</text:span><text:span text:style-name="Strong_20_Emphasis"><text:span text:style-name="T72">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72"> </text:span></text:span><text:span text:style-name="Strong_20_Emphasis"><text:span text:style-name="T77">drie </text:span></text:span><text:span text:style-name="Strong_20_Emphasis"><text:span text:style-name="T72">opdrachten, ieder gevolgd door de </text:span></text:span><text:span text:style-name="Strong_20_Emphasis"><text:span text:style-name="T197">Enter</text:span></text:span><text:span text:style-name="Strong_20_Emphasis"><text:span text:style-name="T68">-toets: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7" office:value-type="string">
            <text:p text:style-name="P62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8" office:value-type="string">
            <text:p text:style-name="P93"><text:span text:style-name="User_20_Entry"><text:span text:style-name="T23">wget karelzimmer.nl/</text:span></text:span><text:span text:style-name="User_20_Entry"><text:span text:style-name="T200">getdeb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9" office:value-type="string">
            <text:p text:style-name="P93"><text:span text:style-name="User_20_Entry"><text:span text:style-name="T23">bash </text:span></text:span><text:span text:style-name="User_20_Entry"><text:span text:style-name="T200">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53"><text:span text:style-name="Strong_20_Emphasis"><text:span text:style-name="T77">V</text:span>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6"><text:span text:style-name="Strong_20_Emphasis"><text:span text:style-name="T147"><draw:control text:anchor-type="as-char" draw:z-index="27" draw:name="Vorm 6" draw:style-name="gr1" draw:text-style-name="P101" svg:width="0.35cm" svg:height="0.35cm" draw:control="control26"/></text:span></text:span></text:p>
          </table:table-cell>
          <table:table-cell table:style-name="_33_._5f_Installatie_5f_afronden.C12" office:value-type="string">
            <text:p text:style-name="P89"><text:span text:style-name="Strong_20_Emphasis"><text:span text:style-name="T94">D</text:span></text:span><text:span text:style-name="Strong_20_Emphasis"><text:span text:style-name="T89">ruk</text:span></text:span><text:span text:style-name="Strong_20_Emphasis"><text:span text:style-name="T69"> op</text:span></text:span><text:span text:style-name="Strong_20_Emphasis"><text:span text:style-name="T75"> de </text:span></text:span><text:span text:style-name="Strong_20_Emphasis"><text:span text:style-name="T196">Super</text:span></text:span><text:span text:style-name="Strong_20_Emphasis"><text:span text:style-name="T75">-toets</text:span></text:span><text:span text:style-name="Strong_20_Emphasis"><text:span text:style-name="T199"><text:note-ref text:note-class="footnote" text:reference-format="text" text:ref-name="ftn7">1</text:note-ref></text:span></text:span><text:span text:style-name="Strong_20_Emphasis"><text:span text:style-name="T75">, </text:span></text:span><text:span text:style-name="Strong_20_Emphasis"><text:span text:style-name="T94">t</text:span></text:span><text:span text:style-name="Strong_20_Emphasis"><text:span text:style-name="T71">yp </text:span></text:span><text:span text:style-name="Strong_20_Emphasis"><text:span text:style-name="T124">men</text:span></text:span><text:span text:style-name="Strong_20_Emphasis"><text:span text:style-name="T121">u</text:span></text:span><text:span text:style-name="Strong_20_Emphasis"><text:span text:style-name="T70"> </text:span></text:span><text:span text:style-name="Strong_20_Emphasis"><text:span text:style-name="T73">e</text:span></text:span><text:span text:style-name="Strong_20_Emphasis"><text:span text:style-name="T68">n </text:span></text:span><text:span text:style-name="Strong_20_Emphasis"><text:span text:style-name="T74">k</text:span></text:span><text:span text:style-name="Strong_20_Emphasis"><text:span text:style-name="T68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70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66"/></text:span></text:p>
          </table:table-cell>
          <table:table-cell table:style-name="_33_._5f_Installatie_5f_afronden.C13" office:value-type="string">
            <text:p text:style-name="P83"><text:span text:style-name="Strong_20_Emphasis"><text:span text:style-name="T92">Selecteer</text:span></text:span><text:span text:style-name="Strong_20_Emphasis"><text:span text:style-name="T82"> </text:span></text:span><text:span text:style-name="Strong_20_Emphasis"><text:span text:style-name="T135">3</text:span></text:span><text:span text:style-name="Strong_20_Emphasis"><text:span text:style-name="T111"> </text:span></text:span><text:span text:style-name="Strong_20_Emphasis"><text:span text:style-name="T112">Installatie</text:span></text:span><text:span text:style-name="Strong_20_Emphasis"><text:span text:style-name="T113"> </text:span></text:span><text:span text:style-name="Strong_20_Emphasis"><text:span text:style-name="T114">afronden</text:span></text:span><text:span text:style-name="Strong_20_Emphasis"><text:span text:style-name="T88">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4" office:value-type="string">
            <text:p text:style-name="P55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</table:table>
      <text:p text:style-name="P48"><text:span text:style-name="Strong_20_Emphasis"><text:span text:style-name="T63"><text:tab/></text:span></text:span></text:p>
      <text:p text:style-name="P49"><text:span text:style-name="Strong_20_Emphasis"><text:span text:style-name="T79"><text:tab/></text:span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102"><draw:control text:anchor-type="as-char" draw:z-index="7" draw:name="Vorm36_0" draw:style-name="gr1" draw:text-style-name="P101" svg:width="0.35cm" svg:height="0.35cm" draw:control="control6"/></text:span></text:span></text:p>
          </table:table-cell>
          <table:table-cell table:style-name="Tabel2.A1" office:value-type="string">
            <text:p text:style-name="P72"><text:span text:style-name="Strong_20_Emphasis"><text:span text:style-name="T102"><draw:control text:anchor-type="as-char" draw:z-index="10" draw:name="Vorm36_ 1" draw:style-name="gr1" draw:text-style-name="P101" svg:width="0.35cm" svg:height="0.35cm" draw:control="control9"/></text:span></text:span></text:p>
          </table:table-cell>
          <table:table-cell table:style-name="Tabel2.D1" office:value-type="string">
            <text:p text:style-name="P42"><text:span text:style-name="Strong_20_Emphasis"><text:span text:style-name="T63">Aanmelden als </text:span></text:span><text:span text:style-name="Definition"><text:span text:style-name="T9">gebruiker</text:span></text:span><text:span text:style-name="Strong_20_Emphasis"><text:span text:style-name="T67"><text:note text:id="ftn8" text:note-class="footnote"><text:note-citation>1</text:note-citation><text:note-body><text:p text:style-name="P58"><text:span text:style-name="User_20_Entry"><text:span text:style-name="T149">E</text:span></text:span><text:span text:style-name="User_20_Entry"><text:span text:style-name="T167">v</text:span></text:span><text:span text:style-name="User_20_Entry"><text:span text:style-name="T168">en</text:span></text:span><text:span text:style-name="User_20_Entry"><text:span text:style-name="T170">t</text:span></text:span><text:span text:style-name="User_20_Entry"><text:span text:style-name="T171">uele </text:span></text:span><text:span text:style-name="User_20_Entry"><text:span text:style-name="T172">extra </text:span></text:span><text:span text:style-name="Definition"><text:span text:style-name="T286">gebruiker</text:span></text:span><text:span text:style-name="User_20_Entry"><text:span text:style-name="T172">s aanmelden </text:span></text:span><text:span text:style-name="User_20_Entry"><text:span text:style-name="T173">en dezelfde stappen uitvoeren</text:span></text:span><text:span text:style-name="User_20_Entry"><text:span text:style-name="T169">.</text:span>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72"><text:span text:style-name="Strong_20_Emphasis"><text:span text:style-name="T102"/></text:span></text:p>
          </table:table-cell>
          <table:table-cell table:style-name="Tabel2.A1" office:value-type="string">
            <text:p text:style-name="P72"><text:span text:style-name="Strong_20_Emphasis"><text:span text:style-name="T102"><draw:control text:anchor-type="as-char" draw:z-index="12" draw:name="Vorm36_ 4" draw:style-name="gr1" draw:text-style-name="P101" svg:width="0.35cm" svg:height="0.35cm" draw:control="control11"/></text:span></text:span></text:p>
          </table:table-cell>
          <table:table-cell table:style-name="Tabel2.D2" office:value-type="string">
            <text:p text:style-name="P8"><text:span text:style-name="Strong_20_Emphasis"><text:span text:style-name="T31">V</text:span></text:span><text:span text:style-name="Strong_20_Emphasis"><text:span text:style-name="T32">olg de aanwijzingen </text:span></text:span><text:span text:style-name="Strong_20_Emphasis"><text:span text:style-name="T33">op de </text:span></text:span><text:span text:style-name="Strong_20_Emphasis"><text:span text:style-name="T30">welkomst</text:span></text:span><text:span text:style-name="Strong_20_Emphasis"><text:span text:style-name="T33">schermen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6"><text:span text:style-name="Strong_20_Emphasis"><text:span text:style-name="T147"><draw:control text:anchor-type="as-char" draw:z-index="28" draw:name="Vorm 9" draw:style-name="gr1" draw:text-style-name="P101" svg:width="0.35cm" svg:height="0.35cm" draw:control="control27"/></text:span></text:span></text:p>
          </table:table-cell>
          <table:table-cell table:style-name="Tabel2.A1" office:value-type="string">
            <text:p text:style-name="P76"><text:span text:style-name="Strong_20_Emphasis"><text:span text:style-name="T147"><draw:control text:anchor-type="as-char" draw:z-index="29" draw:name="Vorm 10" draw:style-name="gr1" draw:text-style-name="P101" svg:width="0.35cm" svg:height="0.35cm" draw:control="control28"/></text:span></text:span></text:p>
          </table:table-cell>
          <table:table-cell table:style-name="Tabel2.D5" office:value-type="string">
            <text:p text:style-name="P46"><text:span text:style-name="Strong_20_Emphasis"><text:span text:style-name="T97">Dr</text:span></text:span><text:span text:style-name="Strong_20_Emphasis"><text:span text:style-name="T89">uk</text:span></text:span><text:span text:style-name="Strong_20_Emphasis"><text:span text:style-name="T69"> op</text:span></text:span><text:span text:style-name="Strong_20_Emphasis"><text:span text:style-name="T75"> de </text:span></text:span><text:span text:style-name="Strong_20_Emphasis"><text:span text:style-name="T196">Super</text:span></text:span><text:span text:style-name="Strong_20_Emphasis"><text:span text:style-name="T75">-toets</text:span></text:span><text:span text:style-name="Strong_20_Emphasis"><text:span text:style-name="T70"><text:note text:id="ftn9" text:note-class="footnote"><text:note-citation>2</text:note-citation><text:note-body><text:p text:style-name="P27"><text:span text:style-name="T214">De </text:span><text:span text:style-name="T244">Super</text:span><text:span text:style-name="T214">-toets is de Windows-toets, Command-toets </text:span><text:span text:style-name="T215">(Apple)</text:span><text:span text:style-name="T214">, of Vergrootglas-toets </text:span><text:span text:style-name="T215">(Chromebook)</text:span><text:span text:style-name="T214">.</text:span></text:p></text:note-body></text:note></text:span></text:span><text:span text:style-name="Strong_20_Emphasis"><text:span text:style-name="T75">, </text:span></text:span><text:span text:style-name="Strong_20_Emphasis"><text:span text:style-name="T97">t</text:span></text:span><text:span text:style-name="Strong_20_Emphasis"><text:span text:style-name="T71">yp </text:span></text:span><text:span text:style-name="Strong_20_Emphasis"><text:span text:style-name="T124">men</text:span></text:span><text:span text:style-name="Strong_20_Emphasis"><text:span text:style-name="T121">u</text:span></text:span><text:span text:style-name="Strong_20_Emphasis"><text:span text:style-name="T90"> </text:span></text:span><text:span text:style-name="Strong_20_Emphasis"><text:span text:style-name="T73">e</text:span></text:span><text:span text:style-name="Strong_20_Emphasis"><text:span text:style-name="T68">n </text:span></text:span><text:span text:style-name="Strong_20_Emphasis"><text:span text:style-name="T74">k</text:span></text:span><text:span text:style-name="Strong_20_Emphasis"><text:span text:style-name="T68">lik op het pictogram van </text:span></text:span><text:span text:style-name="Strong_20_Emphasis"><text:span text:style-name="T132">Installatiem</text:span></text:span><text:span text:style-name="Strong_20_Emphasis"><text:span text:style-name="T133">enu</text:span></text:span><text:span text:style-name="Strong_20_Emphasis"><text:span text:style-name="T7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6" office:value-type="string">
            <text:p text:style-name="P45"><text:span text:style-name="Strong_20_Emphasis"><text:span text:style-name="T92">Selecteer</text:span></text:span><text:span text:style-name="Strong_20_Emphasis"><text:span text:style-name="T82"> </text:span></text:span><text:span text:style-name="Strong_20_Emphasis"><text:span text:style-name="T135">4</text:span></text:span><text:span text:style-name="Strong_20_Emphasis"><text:span text:style-name="T111"> </text:span></text:span><text:span text:style-name="Strong_20_Emphasis"><text:span text:style-name="T99">Gebruiker inrichten</text:span></text:span><text:span text:style-name="Strong_20_Emphasis"><text:span text:style-name="T88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78">olg </text:span></text:span><text:span text:style-name="Strong_20_Emphasis"><text:span text:style-name="T79">de aanwijzingen op het scherm.</text:span></text:span></text:p>
          </table:table-cell>
        </table:table-row>
      </table:table>
      <text:p text:style-name="P23"/>
      <text:p text:style-name="P6"/>
      <text:p text:style-name="P60"><text:span text:style-name="T138">E</text:span><text:span text:style-name="T139">inde c</text:span><text:span text:style-name="T140">hecklist, </text:span><text:span text:style-name="T141">d</text:span><text:span text:style-name="T140">e</text:span><text:span text:style-name="T235"> installatie van </text:span><text:span text:style-name="T235"><text:user-field-get text:name="Distro">Debian</text:user-field-get></text:span><text:span text:style-name="T238"><text:s/></text:span><text:span text:style-name="T238"><text:user-field-get text:name="Version">12</text:user-field-get></text:span><text:span text:style-name="Strong_20_Emphasis"><text:span text:style-name="T236"><text:s/></text:span></text:span><text:span text:style-name="Strong_20_Emphasis"><text:span text:style-name="T239"><text:user-field-get text:name="Edition">Desktop</text:user-field-get></text:span></text:span><text:span text:style-name="Strong_20_Emphasis"><text:span text:style-name="T239"><text:s/></text:span></text:span><text:span text:style-name="T235">is voltooid.</text:span></text:p>
      <text:p text:style-name="P39"/>
      <text:list text:style-name="L2">
        <text:list-header>
          <text:p text:style-name="P99"><text:span text:style-name="Emphasis"><text:span text:style-name="T30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3">Karel Zimmer</text:span></text:span></text:a><text:span text:style-name="Emphasis"><text:span text:style-name="T304">.</text:span></text:span></text:p>
          <text:p text:style-name="P100"><text:span text:style-name="Emphasis"><text:span text:style-name="T304">C</text:span></text:span><text:span text:style-name="Emphasis"><text:span text:style-name="T305">C0</text:span></text:span><text:span text:style-name="Emphasis"><text:span text:style-name="T304"> 1.0 </text:span></text:span><text:span text:style-name="Emphasis"><text:span text:style-name="T306">Universeel</text:span></text:span><text:span text:style-name="Emphasis"><text:span text:style-name="T304"> </text:span></text:span><text:span text:style-name="Emphasis"><text:span text:style-name="T30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301"><text:s/></text:span></text:span><text:span text:style-name="Emphasis"><text:span text:style-name="T30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30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5-25T09:01:51.288403230">25-05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subject>Installatie PC software</dc:subject>
    <meta:initial-creator>Karel Zimmer</meta:initial-creator>
    <meta:creation-date>1995-11-21T17:41:00</meta:creation-date>
    <dc:date>2024-05-25T09:01:51.127664924</dc:date>
    <meta:keyword>Installatie</meta:keyword>
    <meta:keyword>Checklist</meta:keyword>
    <meta:keyword>Linux</meta:keyword>
    <meta:editing-cycles>6973</meta:editing-cycles>
    <meta:editing-duration>P12DT13H7M21S</meta:editing-duration>
    <dc:creator>Karel Zimmer</dc:creator>
    <meta:document-statistic meta:table-count="4" meta:image-count="2" meta:object-count="0" meta:page-count="4" meta:paragraph-count="96" meta:word-count="550" meta:character-count="3827" meta:non-whitespace-character-count="3311"/>
    <meta:user-defined meta:name="Info 1"/>
    <meta:user-defined meta:name="Info 2"/>
    <meta:user-defined meta:name="Info 3"/>
    <meta:user-defined meta:name="Info 4"/>
  </office:meta>
</office:document-meta>
</file>